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sRecorder.ParametersRec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etersRecorder.endElement( String namespace , String name , String raw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rametersRecorder.getParameters( Parameters 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rametersRecorder.characters( char ary [ ] , int start , int 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rametersRecorder.getParameters( SourceParameters 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arametersRecorder.startElement( String namespace , String name , String raw , Attributes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